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313in" style:rel-column-width="765*"/>
    </style:style>
    <style:style style:name="Table1.B" style:family="table-column">
      <style:table-column-properties style:column-width="2.3021in" style:rel-column-width="3315*"/>
    </style:style>
    <style:style style:name="Table1.C" style:family="table-column">
      <style:table-column-properties style:column-width="4.0938in" style:rel-column-width="589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rivledges" style:family="table">
      <style:table-properties style:width="6.9271in" fo:margin-left="0in" fo:margin-right="-0.0021in" table:align="margins"/>
    </style:style>
    <style:style style:name="Privledges.A" style:family="table-column">
      <style:table-column-properties style:column-width="0.6563in" style:rel-column-width="945*"/>
    </style:style>
    <style:style style:name="Privledges.B" style:family="table-column">
      <style:table-column-properties style:column-width="2.4792in" style:rel-column-width="3570*"/>
    </style:style>
    <style:style style:name="Privledges.C" style:family="table-column">
      <style:table-column-properties style:column-width="3.7917in" style:rel-column-width="5460*"/>
    </style:style>
    <style:style style:name="Privle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rivledges.C1" style:family="table-cell">
      <style:table-cell-properties fo:padding="0.0382in" fo:border="0.0007in solid #000000"/>
    </style:style>
    <style:style style:name="Privledge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rivledges.B2" style:family="table-cell">
      <style:table-cell-properties fo:padding="0.0382in" fo:border-left="0.0007in solid #000000" fo:border-right="none" fo:border-top="none" fo:border-bottom="0.0007in solid #000000"/>
    </style:style>
    <style:style style:name="Privle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208in" style:rel-column-width="1470*"/>
    </style:style>
    <style:style style:name="Table2.B" style:family="table-column">
      <style:table-column-properties style:column-width="2.4792in" style:rel-column-width="3570*"/>
    </style:style>
    <style:style style:name="Table2.C" style:family="table-column">
      <style:table-column-properties style:column-width="3.4271in" style:rel-column-width="493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Heading_20_1">
      <style:paragraph-properties fo:break-before="pag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umerated Types</text:p>
      <text:h text:style-name="Heading_20_1" text:outline-level="1">Table of Contents</text:h>
      <text:p text:style-name="Text_20_body"/>
      <text:h text:style-name="P6" text:outline-level="1">Privileges</text:h>
      <table:table table:name="Privledges" table:style-name="Privledges">
        <table:table-column table:style-name="Privledges.A"/>
        <table:table-column table:style-name="Privledges.B"/>
        <table:table-column table:style-name="Privledges.C"/>
        <table:table-row>
          <table:table-cell table:style-name="Privledges.A1" office:value-type="string">
            <text:p text:style-name="P3">Bit location</text:p>
          </table:table-cell>
          <table:table-cell table:style-name="Privledges.A1" office:value-type="string">
            <text:p text:style-name="P3">Privilege Title</text:p>
          </table:table-cell>
          <table:table-cell table:style-name="Privledges.C1" office:value-type="string">
            <text:p text:style-name="P3">Description</text:p>
          </table:table-cell>
        </table:table-row>
        <table:table-row>
          <table:table-cell table:style-name="Privledges.A2" office:value-type="float" office:value="0">
            <text:p text:style-name="P3">0</text:p>
          </table:table-cell>
          <table:table-cell table:style-name="Privledges.B2" office:value-type="string">
            <text:p text:style-name="P3">Play</text:p>
          </table:table-cell>
          <table:table-cell table:style-name="Privledges.C2" office:value-type="string">
            <text:p text:style-name="P5">Ability to play the game</text:p>
          </table:table-cell>
        </table:table-row>
        <table:table-row>
          <table:table-cell table:style-name="Privledges.A2" office:value-type="float" office:value="1">
            <text:p text:style-name="P3">1</text:p>
          </table:table-cell>
          <table:table-cell table:style-name="Privledges.B2" office:value-type="string">
            <text:p text:style-name="P3">Forum Moderation</text:p>
          </table:table-cell>
          <table:table-cell table:style-name="Privledges.C2" office:value-type="string">
            <text:p text:style-name="P5">Delete posts</text:p>
          </table:table-cell>
        </table:table-row>
        <table:table-row>
          <table:table-cell table:style-name="Privledges.A2">
            <text:p text:style-name="P3"/>
          </table:table-cell>
          <table:table-cell table:style-name="Privledges.B2" office:value-type="string">
            <text:p text:style-name="P3"/>
          </table:table-cell>
          <table:table-cell table:style-name="Privledges.C2" office:value-type="string">
            <text:p text:style-name="P5"/>
          </table:table-cell>
        </table:table-row>
      </table:table>
      <text:p text:style-name="Text_20_body"/>
      <text:h text:style-name="P6" text:outline-level="1">Statuse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Title</text:p>
          </table:table-cell>
          <table:table-cell table:style-name="Table2.C1" office:value-type="string">
            <text:p text:style-name="P4">Comment</text:p>
          </table:table-cell>
        </table:table-row>
        <table:table-row>
          <table:table-cell table:style-name="Table2.A2" office:value-type="float" office:value="1">
            <text:p text:style-name="P3">1</text:p>
          </table:table-cell>
          <table:table-cell table:style-name="Table2.B2" office:value-type="string">
            <text:p text:style-name="P3">Not Verified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float" office:value="2">
            <text:p text:style-name="P3">2</text:p>
          </table:table-cell>
          <table:table-cell table:style-name="Table2.B2" office:value-type="string">
            <text:p text:style-name="P3">Verified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float" office:value="3">
            <text:p text:style-name="P3">3</text:p>
          </table:table-cell>
          <table:table-cell table:style-name="Table2.B2" office:value-type="string">
            <text:p text:style-name="P3">Banned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float" office:value="4">
            <text:p text:style-name="P3">4</text:p>
          </table:table-cell>
          <table:table-cell table:style-name="Table2.B2" office:value-type="string">
            <text:p text:style-name="P3">Suspended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Text_20_body"/>
      <text:h text:style-name="P6" text:outline-level="1">User Type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Title</text:p>
          </table:table-cell>
          <table:table-cell table:style-name="Table1.C1" office:value-type="string">
            <text:p text:style-name="P4">Comments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Administrato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B2" office:value-type="string">
            <text:p text:style-name="P3">Player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float" office:value="3">
            <text:p text:style-name="P3">3</text:p>
          </table:table-cell>
          <table:table-cell table:style-name="Table1.B2" office:value-type="string">
            <text:p text:style-name="P3">Forum Moderator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float" office:value="4">
            <text:p text:style-name="P3">4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float" office:value="5">
            <text:p text:style-name="P3">5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float" office:value="6">
            <text:p text:style-name="P3">6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float" office:value="7">
            <text:p text:style-name="P3">7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mar Abdel Bari</meta:initial-creator>
    <meta:creation-date>2014-06-21T20:22:44.80</meta:creation-date>
    <meta:generator>OpenOffice/4.1.0$Win32 OpenOffice.org_project/410m18$Build-9764</meta:generator>
    <dc:date>2014-06-21T22:04:20.39</dc:date>
    <dc:creator>Omar Abdel Bari</dc:creator>
    <meta:editing-duration>PT1H41M29S</meta:editing-duration>
    <meta:editing-cycles>20</meta:editing-cycles>
    <meta:document-statistic meta:table-count="3" meta:image-count="0" meta:object-count="0" meta:page-count="4" meta:paragraph-count="38" meta:word-count="52" meta:character-count="266"/>
  </office:meta>
</office:document-meta>
</file>